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482cm" svg:y="0.583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0.439cm" svg:y="5.675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04cm" svg:height="0.729cm" svg:x="5.233cm" svg:y="6.49cm">
          <draw:text-box>
            <text:p><text:span text:style-name="T2">get_centers()</text:span></text:p>
          </draw:text-box>
        </draw:frame>
        <draw:line draw:style-name="gr3" draw:text-style-name="P4" draw:layer="layout" svg:x1="2.391cm" svg:y1="3.125cm" svg:x2="2.391cm" svg:y2="4.145cm">
          <text:p/>
        </draw:line>
        <draw:line draw:style-name="gr3" draw:text-style-name="P4" draw:layer="layout" svg:x1="4.31cm" svg:y1="6.895cm" svg:x2="5.262cm" svg:y2="6.895cm">
          <text:p/>
        </draw:line>
        <draw:line draw:style-name="gr3" draw:text-style-name="P4" draw:layer="layout" svg:x1="2.387cm" svg:y1="4.748cm" svg:x2="2.387cm" svg:y2="5.67cm">
          <text:p/>
        </draw:line>
        <draw:frame draw:style-name="gr4" draw:text-style-name="P3" draw:layer="layout" svg:width="2.788cm" svg:height="0.729cm" svg:x="1.117cm" svg:y="4.145cm">
          <draw:text-box>
            <text:p><text:span text:style-name="T2">cluster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Hahsler</meta:initial-creator>
    <meta:creation-date>2011-07-22T14:15:03</meta:creation-date>
    <dc:date>2011-07-26T10:25:24</dc:date>
    <dc:creator>Michael Hahsler</dc:creator>
    <meta:editing-duration>PT29M52S</meta:editing-duration>
    <meta:editing-cycles>8</meta:editing-cycles>
    <meta:generator>LibreOffice/3.3$Linux LibreOffice_project/330m19$Build-202</meta:generator>
    <meta:document-statistic meta:object-count="7"/>
  </office:meta>
</office:document-meta>
</file>